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C000002076CDB27DA1C884B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5.9mm" svg:height="114.69mm" draw:z-index="0"><draw:image xlink:href="Pictures/100000000000031C000002076CDB27DA1C884B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19:01:24.998512340</meta:creation-date>
    <dc:date>2023-06-19T19:02:38.932700720</dc:date>
    <meta:editing-duration>PT1M1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0.4.2$Linux_X86_64 LibreOffice_project/00$Build-2</meta:generator>
  </office:meta>
</office:document-meta>
</file>